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8764" calcext:value-type="float">
            <text:p>18764</text:p>
          </table:table-cell>
        </table:table-row>
        <table:table-row table:style-name="ro1">
          <table:table-cell office:value-type="float" office:value="21587" calcext:value-type="float">
            <text:p>21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20294" calcext:value-type="float">
            <text:p>20294</text:p>
          </table:table-cell>
        </table:table-row>
        <table:table-row table:style-name="ro1"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19777" calcext:value-type="float">
            <text:p>19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7" calcext:value-type="float">
            <text:p>21577</text:p>
          </table:table-cell>
        </table:table-row>
        <table:table-row table:style-name="ro1">
          <table:table-cell office:value-type="float" office:value="19282" calcext:value-type="float">
            <text:p>19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5" calcext:value-type="float">
            <text:p>25705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1" calcext:value-type="float">
            <text:p>1748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18772" calcext:value-type="float">
            <text:p>18772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</table:table-row>
        <table:table-row table:style-name="ro1">
          <table:table-cell office:value-type="float" office:value="17234" calcext:value-type="float">
            <text:p>172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02:00:03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4-22T02:00:10.156000000</dc:date>
    <meta:editing-duration>PT7S</meta:editing-duration>
    <meta:editing-cycles>1</meta:editing-cycles>
    <meta:document-statistic meta:table-count="1" meta:cell-count="42" meta:object-count="0"/>
  </office:meta>
</office:document-meta>
</file>